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automatic-styles>
    <style:style style:name="P1" style:family="paragraph" style:parent-style-name="Standard">
      <style:text-properties officeooo:rsid="0002d053" officeooo:paragraph-rsid="0002d053"/>
    </style:style>
    <style:style style:name="P2" style:family="paragraph" style:parent-style-name="Standard">
      <style:text-properties fo:color="#00a933" loext:opacity="100%" officeooo:rsid="0002d053" officeooo:paragraph-rsid="0002d053"/>
    </style:style>
    <style:style style:name="P3" style:family="paragraph" style:parent-style-name="Standard">
      <style:text-properties officeooo:rsid="000303e0" officeooo:paragraph-rsid="000303e0"/>
    </style:style>
    <style:style style:name="P4" style:family="paragraph" style:parent-style-name="Standard">
      <style:text-properties officeooo:rsid="00033e9f" officeooo:paragraph-rsid="00033e9f"/>
    </style:style>
    <style:style style:name="T1" style:family="text">
      <style:text-properties fo:color="#00a933" loext:opacity="100%"/>
    </style:style>
    <style:style style:name="T2" style:family="text">
      <style:text-properties fo:color="#00a933" loext:opacity="100%" officeooo:rsid="0002d053"/>
    </style:style>
    <style:style style:name="T3" style:family="text">
      <style:text-properties officeooo:rsid="00033e9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me 1 Report</text:p>
      <text:p text:style-name="P1">Morris Kim<text:tab/><text:tab/><text:tab/><text:tab/><text:tab/><text:tab/><text:tab/><text:tab/><text:tab/><text:tab/> <text:s text:c="10"/>1TE21131T</text:p>
      <text:p text:style-name="P1"/>
      <text:p text:style-name="P1">1. Explanation of theme 1</text:p>
      <text:p text:style-name="P3">The main point of this experiment is for us to understand how to create and run one executable program from different modular files written with both the C language and assembly. Additionaly, we also earn about the more detailed parts of how this works (i.e. how arguments are passed when calling a function, stack management, etc.)</text:p>
      <text:p text:style-name="P3"/>
      <text:p text:style-name="P3">In this experiment, we create 2 smaller modules (inchrw.s and outchr.s), as well the main program (test1.c)</text:p>
      <text:p text:style-name="P1"/>
      <text:p text:style-name="P1"/>
      <text:p text:style-name="P1">2. Explanation of the positioning of theme 1 in the whole experiment</text:p>
      <text:p text:style-name="P1"/>
      <text:p text:style-name="P1">3. Programs’ list</text:p>
      <text:p text:style-name="P1">Here is the programs’ list, including parts that are already given (program written by me are green):</text:p>
      <text:p text:style-name="P1">crt0.s</text:p>
      <text:p text:style-name="P1">csys68k.c</text:p>
      <text:p text:style-name="P2">mon.s</text:p>
      <text:p text:style-name="P2">inchrw.s</text:p>
      <text:p text:style-name="P2">outchr.s</text:p>
      <text:p text:style-name="P1"><text:span text:style-name="T1">test1.c</text:span></text:p>
      <text:p text:style-name="P1"/>
      <text:p text:style-name="P1">4. Explanation on programs</text:p>
      <text:p text:style-name="P1">4.1 crt0.s</text:p>
      <text:p text:style-name="P3">In C language, main() is run at the beginning, but in our case, there are several things that has to be initialized before this happens. Hence, the contents of this file is run first, and it is responsible for the <text:span text:style-name="T3">various parts of the initialization process before the main() function in test1.c is called.</text:span></text:p>
      <text:p text:style-name="P1"/>
      <text:p text:style-name="P1">4.2 csys68k.c</text:p>
      <text:p text:style-name="P4">This file contains the functions for read() and write(), which both require inbyte() and outbyte() respectively.</text:p>
      <text:p text:style-name="P1"/>
      <text:p text:style-name="P1">4.3 mon.s</text:p>
      <text:p text:style-name="P4">This file contains code from the previous experiment (echoback.s), with slight adjustments. This file <text:s text:c="2"/>is responsible for the hardware interface, allowing for interrupts and system calls.</text:p>
      <text:p text:style-name="P1"/>
      <text:p text:style-name="P1">4.4 inchrw.s</text:p>
      <text:p text:style-name="P4">This file contains the function inbyte(), which we have to write ourselves. The function takes </text:p>
      <text:p text:style-name="P1"/>
      <text:p text:style-name="P1">4.5 outchrw.s</text:p>
      <text:p text:style-name="P1"><text:span text:style-name="T1"/></text:p>
      <text:p text:style-name="P1">4.6 test1.c</text:p>
      <text:p text:style-name="P1"/>
      <text:p text:style-name="P1">5. Important points in your programming</text:p>
      <text:p text:style-name="P1"/>
      <text:p text:style-name="P1">6. Problems that occurred, causes and solutions</text:p>
      <text:p text:style-name="P1"/>
      <text:p text:style-name="P1">7. Discuss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JP" style:font-size-asian="10.5pt" style:language-asian="ja" style:country-asian="JP"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JP" style:font-size-asian="10.5pt" style:language-asian="ja" style:country-asian="JP"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7T17:06:29.443520230</meta:creation-date>
    <dc:date>2024-11-27T17:28:03.214414151</dc:date>
    <meta:editing-duration>PT10M16S</meta:editing-duration>
    <meta:editing-cycles>2</meta:editing-cycles>
    <meta:generator>LibreOffice/7.3.7.2$Linux_X86_64 LibreOffice_project/30$Build-2</meta:generator>
    <meta:document-statistic meta:table-count="0" meta:image-count="0" meta:object-count="0" meta:page-count="1" meta:paragraph-count="28" meta:word-count="264" meta:character-count="1642" meta:non-whitespace-character-count="1383"/>
  </office:meta>
</office:document-meta>
</file>